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2.4654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2.6693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1.202in" fo:break-before="auto" style:use-optimal-row-height="false"/>
    </style:style>
    <style:style style:name="ro3" style:family="table-row">
      <style:table-row-properties style:row-height="1.4925in" fo:break-before="auto" style:use-optimal-row-height="false"/>
    </style:style>
    <style:style style:name="ro4" style:family="table-row">
      <style:table-row-properties style:row-height="2.5701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9736in" fo:break-before="auto" style:use-optimal-row-height="false"/>
    </style:style>
    <style:style style:name="ro7" style:family="table-row">
      <style:table-row-properties style:row-height="1.4091in" fo:break-before="auto" style:use-optimal-row-height="false"/>
    </style:style>
    <style:style style:name="ro8" style:family="table-row">
      <style:table-row-properties style:row-height="1.8445in" fo:break-before="auto" style:use-optimal-row-height="false"/>
    </style:style>
    <style:style style:name="ro9" style:family="table-row">
      <style:table-row-properties style:row-height="1.2638in" fo:break-before="auto" style:use-optimal-row-height="false"/>
    </style:style>
    <style:style style:name="ro10" style:family="table-row">
      <style:table-row-properties style:row-height="0.8492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016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ce51" style:family="table-cell" style:parent-style-name="Default">
      <style:table-cell-properties fo:background-color="#ffaa95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0000"/>
      <style:text-properties fo:color="#ffffff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fo:color="#dddddd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column table:style-name="co13" table:default-cell-style-name="Default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Memory safety features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  <table:table-cell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ne</text:p>
          </table:table-cell>
          <table:table-cell table:style-name="ce68" office:value-type="string" calcext:value-type="string">
            <text:p>No GC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  <table:table-cell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Serious lack of memory security features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19" office:value-type="string" calcext:value-type="string">
            <text:p><text:span text:style-name="T14">- Smart pointers</text:span><text:span text:style-name="T15"> (handles memory leaks, dangling pointers, etc.)</text:span></text:p>
            <text:p><text:span text:style-name="T3">- Encapsulation aids in abstraction and security of object data and methods;</text:span></text:p>
            <text:p><text:span text:style-name="T3">- Stronger type checking; </text:span></text:p>
            <text:p><text:span text:style-name="T3">- STL aids in avoiding writing in security flaws;</text:span></text:p>
            <text:p><text:span text:style-name="T3">- Graceful exception handling (avoidance of crashes);</text:span></text:p>
            <text:p><text:span text:style-name="T3">- Standardized string handling; </text:span></text:p>
            <text:p><text:span text:style-name="T3">- RAII (proper initialization and destruction of object to prevent resource leaks).</text:span>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GC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Maintenance of:</text:span></text:p>
            <text:p><text:span text:style-name="T3">- coreboot</text:span></text:p>
            <text:p/>
            <text:p><text:span text:style-name="T3">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31" office:value-type="string" calcext:value-type="string">
            <text:p>None</text:p>
          </table:table-cell>
          <table:table-cell table:style-name="ce71" office:value-type="string" calcext:value-type="string">
            <text:p>No GC</text:p>
          </table:table-cell>
          <table:table-cell table:style-name="ce31" office:value-type="string" calcext:value-type="string">
            <text:p><text:span text:style-name="T17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7">Powershell: </text:span></text:p>
            <text:p><text:span text:style-name="T17">- Windows setup applications.</text:span></text:p>
            <text:p><text:span text:style-name="T17">Bash: </text:span></text:p>
            <text:p><text:span text:style-name="T17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  <table:table-cell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18"/>
          <table:table-cell table:style-name="ce18" office:value-type="string" calcext:value-type="string">
            <text:p>GC</text:p>
          </table:table-cell>
          <table:table-cell table:style-name="ce18" office:value-type="string" calcext:value-type="string">
            <text:p><text:span text:style-name="T1">- The learning curve appears pretty soon and gets too steep.</text:span></text:p>
            <text:p>- Interpreting script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19"/>
          <table:table-cell table:style-name="ce19" office:value-type="string" calcext:value-type="string">
            <text:p>GC</text:p>
          </table:table-cell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table:number-columns-repeated="2"/>
          <table:table-cell table:style-name="ce19" office:value-type="string" calcext:value-type="string">
            <text:p>GC (.NET GC)</text:p>
          </table:table-cell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4" office:value-type="string" calcext:value-type="string">
            <text:p>All professional video game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3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 table:style-name="ce5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3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 table:style-name="ce51"/>
        </table:table-row>
        <table:table-row table:style-name="ro12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 table:number-columns-repeated="2"/>
          <table:table-cell table:style-name="ce23" office:value-type="string" calcext:value-type="string">
            <text:p>GC (since v. 2.0)</text:p>
          </table:table-cell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  <table:table-cell table:style-name="ce52"/>
        </table:table-row>
        <table:table-row table:style-name="ro13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 table:number-columns-repeated="2"/>
          <table:table-cell table:style-name="ce2" office:value-type="string" calcext:value-type="string">
            <text:p>GC (ARC – automated reference counting)</text:p>
          </table:table-cell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 table:style-name="ce51"/>
        </table:table-row>
        <table:table-row table:style-name="ro14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/>
        </table:table-row>
        <table:table-row table:style-name="ro15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" office:value-type="string" calcext:value-type="string">
            <text:p><text:span text:style-name="T16">- </text:span></text:p>
            <text:p><text:span text:style-name="T3">- Exception handling</text:span></text:p>
          </table:table-cell>
          <table:table-cell table:style-name="ce2" office:value-type="string" calcext:value-type="string">
            <text:p>GC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  <table:table-cell table:style-name="ce51"/>
        </table:table-row>
        <table:table-row table:style-name="ro16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3"/>
          <table:table-cell table:style-name="ce34" office:value-type="string" calcext:value-type="string">
            <text:p>GC</text:p>
          </table:table-cell>
          <table:table-cell table:style-name="ce34" table:number-columns-repeated="2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 table:style-name="ce53"/>
        </table:table-row>
        <table:table-row table:style-name="ro16">
          <table:table-cell table:style-name="ce24" office:value-type="string" calcext:value-type="string">
            <text:p>Scheme</text:p>
          </table:table-cell>
          <table:table-cell table:style-name="ce34" table:number-columns-repeated="5"/>
          <table:table-cell table:style-name="ce34" office:value-type="string" calcext:value-type="string">
            <text:p>GC</text:p>
          </table:table-cell>
          <table:table-cell table:style-name="ce34" table:number-columns-repeated="2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 table:style-name="ce53"/>
        </table:table-row>
        <table:table-row table:style-name="ro17" table:number-rows-repeated="1048557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7T11:00:06.909747016</dc:date>
    <meta:editing-duration>P1DT2H52M55S</meta:editing-duration>
    <meta:editing-cycles>34</meta:editing-cycles>
    <meta:generator>LibreOffice/7.3.7.2$Linux_X86_64 LibreOffice_project/30$Build-2</meta:generator>
    <meta:document-statistic meta:table-count="1" meta:cell-count="148" meta:object-count="0"/>
  </office:meta>
</office:document-meta>
</file>